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1cd" officeooo:paragraph-rsid="001301cd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>
      <style:paragraph-properties fo:margin-top="0cm" fo:margin-bottom="0cm" style:contextual-spacing="false"/>
    </style:style>
    <style:style style:name="P13" style:family="paragraph" style:parent-style-name="Text_20_body" style:list-style-name="L11"/>
    <style:style style:name="T1" style:family="text">
      <style:text-properties officeooo:rsid="00148f4a"/>
    </style:style>
    <style:style style:name="T2" style:family="text">
      <style:text-properties officeooo:rsid="001301cd"/>
    </style:style>
    <style:style style:name="T3" style:family="text">
      <style:text-properties officeooo:rsid="001568c9"/>
    </style:style>
    <style:style style:name="T4" style:family="text">
      <style:text-properties officeooo:rsid="0015ba22"/>
    </style:style>
    <style:style style:name="T5" style:family="text">
      <style:text-properties officeooo:rsid="0017021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Word families <text:s text:c="42"/><text:span text:style-name="T1">K.AHMADI</text:span></text:p>
      <text:p text:style-name="P1"/>
      <text:p text:style-name="P2"><text:span text:style-name="T2">1- </text:span>Under the biofuels directive, Member States are -------<text:span text:style-name="T3">C</text:span>-------- to promote and to set targets for the use of biofuels.</text:p>
      <text:list text:style-name="L1">
        <text:list-header>
          <text:p text:style-name="P3"><text:span text:style-name="T2">a- </text:span> require<text:bookmark text:name="Q_0_1"/> <text:s text:c="5"/><text:span text:style-name="T2">b-</text:span>  requirement<text:bookmark text:name="Q_0_2"/> <text:s text:c="6"/><text:span text:style-name="T2">c-</text:span>  required<text:bookmark text:name="Q_0"/><text:bookmark text:name="Q_0_3"/> <text:s text:c="6"/><text:span text:style-name="T2">d-</text:span>  requiring</text:p>
          <text:p text:style-name="P3"/>
        </text:list-header>
      </text:list>
      <text:p text:style-name="Text_20_body"><text:bookmark text:name="Q_1"/><text:span text:style-name="T2">2- </text:span>If you have any queries or we can be of any further ---------<text:span text:style-name="T3">D</text:span>---------- please do not hesitate to contact us by any means preferable to you.</text:p>
      <text:list text:style-name="L2">
        <text:list-header>
          <text:p text:style-name="P4"><text:bookmark text:name="Q_1_01"/><text:span text:style-name="T2">a-</text:span>  assist <text:s text:c="7"/><text:span text:style-name="T2">b-</text:span> assists <text:s text:c="6"/><text:span text:style-name="T2">c- </text:span> assisted<text:bookmark text:name="Q_11"/><text:bookmark text:name="Q_1_3"/> <text:s text:c="6"/><text:span text:style-name="T2">d- </text:span>assistance</text:p>
          <text:p text:style-name="P4"/>
        </text:list-header>
      </text:list>
      <text:p text:style-name="Text_20_body"><text:bookmark text:name="Q_2"/><text:span text:style-name="T2">3- </text:span>In some cases, conditions for funding and intellectual property ----------<text:span text:style-name="T3">B</text:span>--------- are favourable to publicly-funded organisations.</text:p>
      <text:list text:style-name="L3">
        <text:list-header>
          <text:p text:style-name="P5"><text:bookmark text:name="Q_2_01"/><text:span text:style-name="T2">a- </text:span>arranges<text:bookmark text:name="Q_2_1"/> <text:s text:c="6"/><text:span text:style-name="T2">b- </text:span>arrangements<text:bookmark text:name="Q_2_2"/> <text:s text:c="6"/><text:span text:style-name="T2">c- </text:span>arranged <text:s text:c="6"/><text:span text:style-name="T2">d-</text:span> arranging</text:p>
          <text:p text:style-name="P5"/>
        </text:list-header>
      </text:list>
      <text:p text:style-name="Text_20_body"><text:bookmark text:name="Q_3"/><text:span text:style-name="T2">4- </text:span>It is also testimony to the unsustainability of a narrow focus ---------<text:span text:style-name="T3">C</text:span>---------- short-term gains. </text:p>
      <text:list text:style-name="L4">
        <text:list-header>
          <text:p text:style-name="P6"><text:bookmark text:name="Q_3_01"/><text:span text:style-name="T2">a-</text:span>  for<text:bookmark text:name="Q_3_1"/> <text:s text:c="7"/><text:span text:style-name="T2">b-</text:span>  at <text:s text:c="6"/><text:span text:style-name="T2">c-</text:span> on<text:bookmark text:name="Q_31"/><text:bookmark text:name="Q_3_3"/> <text:s text:c="5"/><text:span text:style-name="T2">d-</text:span>  to</text:p>
          <text:p text:style-name="P6"/>
        </text:list-header>
      </text:list>
      <text:p text:style-name="Text_20_body"><text:bookmark text:name="Q_4"/><text:span text:style-name="T2">5- </text:span>We felt that the decision to temporarily halt collections in Medicine Hat was necessary due to the ----------<text:span text:style-name="T4">D</text:span>----------- increase of human cases in the area over the last two weeks. </text:p>
      <text:list text:style-name="L5">
        <text:list-header>
          <text:p text:style-name="P7"><text:bookmark text:name="Q_4_01"/><text:span text:style-name="T2">a-</text:span>  steadily<text:bookmark text:name="Q_4_1"/> <text:s text:c="6"/><text:span text:style-name="T2">b- </text:span>  steadies<text:bookmark text:name="Q_4_2"/> <text:s text:c="6"/><text:span text:style-name="T2">c-</text:span>  steadiness<text:bookmark text:name="Q_41"/><text:bookmark text:name="Q_4_3"/> <text:s text:c="5"/><text:span text:style-name="T2">d-</text:span>  steady</text:p>
          <text:p text:style-name="P7"/>
        </text:list-header>
      </text:list>
      <text:p text:style-name="Text_20_body"><text:bookmark text:name="Q_5"/><text:span text:style-name="T2">6- </text:span>He suggested that we take a ---------<text:span text:style-name="T4">C</text:span>-------- walk and to sort the problem out afterwards.</text:p>
      <text:list text:style-name="L6">
        <text:list-header>
          <text:p text:style-name="P8"><text:bookmark text:name="Q_5_01"/><text:span text:style-name="T2">a-</text:span>  neutral<text:bookmark text:name="Q_5_1"/> <text:s text:c="7"/><text:span text:style-name="T2">b-</text:span>  loose<text:bookmark text:name="Q_5_2"/> <text:s text:c="5"/><text:span text:style-name="T2">c-</text:span>  casual <text:s text:c="5"/><text:span text:style-name="T2">d-</text:span> spacious</text:p>
          <text:p text:style-name="P8"/>
        </text:list-header>
      </text:list>
      <text:p text:style-name="Text_20_body"><text:bookmark text:name="Q_6"/><text:span text:style-name="T2">7- </text:span>We are pleased to welcome FFP as a director, in ----------<text:span text:style-name="T4">C</text:span>--------- of this company's contribution to preserving the stability of our ownership structure and its support for our long-term strategy.</text:p>
      <text:list text:style-name="L7">
        <text:list-header>
          <text:p text:style-name="P9"><text:span text:style-name="T2">a- </text:span> recognize <text:s text:c="7"/><text:span text:style-name="T2">b-</text:span> recognizing<text:bookmark text:name="Q_6_2"/> <text:s text:c="8"/><text:span text:style-name="T2">c-</text:span>  recognition<text:bookmark text:name="Q_61"/><text:bookmark text:name="Q_6_3"/> <text:s text:c="6"/><text:span text:style-name="T2">d-</text:span>  recognized</text:p>
          <text:p text:style-name="P9"/>
        </text:list-header>
      </text:list>
      <text:p text:style-name="Text_20_body"><text:bookmark text:name="Q_7"/><text:span text:style-name="T2">8- </text:span>The aim of the current proposal is to merge and simplify seven -------<text:span text:style-name="T4">A</text:span>------- directives into a single instrument.</text:p>
      <text:list text:style-name="L8">
        <text:list-header>
          <text:p text:style-name="P10"><text:bookmark text:name="Q_7_01"/><text:span text:style-name="T2">a- </text:span>existing<text:bookmark text:name="Q_7_1"/> <text:s text:c="6"/><text:span text:style-name="T2">b- </text:span>  exist<text:bookmark text:name="Q_7_2"/> <text:s text:c="5"/><text:span text:style-name="T2">c-</text:span>  existed<text:bookmark text:name="Q_71"/><text:bookmark text:name="Q_7_3"/> <text:s text:c="9"/><text:span text:style-name="T2">d-</text:span>  exists</text:p>
          <text:p text:style-name="P10"/>
        </text:list-header>
      </text:list>
      <text:p text:style-name="Text_20_body"><text:bookmark text:name="Q_8"/><text:span text:style-name="T2">9- </text:span>The Committee agreed that, given the Court's continuing rapid ---------<text:span text:style-name="T5">A</text:span>---------, it was advisable to move steadily rather than rapidly </text:p>
      <text:list text:style-name="L9">
        <text:list-header>
          <text:p text:style-name="P11"><text:span text:style-name="T2">a-</text:span> evolution<text:bookmark text:name="Q_8_1"/> <text:s text:c="5"/><text:span text:style-name="T2">b- </text:span>  evolve<text:bookmark text:name="Q_8_2"/> <text:s text:c="5"/><text:span text:style-name="T2">c-</text:span>  evolutionary<text:bookmark text:name="Q_81"/><text:bookmark text:name="Q_8_3"/> <text:s text:c="6"/><text:span text:style-name="T2">d-</text:span>  evolves</text:p>
          <text:p text:style-name="P11"/>
        </text:list-header>
      </text:list>
      <text:p text:style-name="Text_20_body"><text:bookmark text:name="Q_9"/><text:span text:style-name="T2">10- </text:span>Without access to such spare parts, these independent repairers would not be able to -----------<text:span text:style-name="T5">A</text:span>--------- effectively with authorised repairers.</text:p>
      <text:list text:style-name="L10">
        <text:list-header>
          <text:p text:style-name="P12"><text:span text:style-name="T2">a-</text:span> compete <text:s text:c="7"/><text:span text:style-name="T2">b-</text:span> competing <text:s text:c="6"/><text:span text:style-name="T2">c-</text:span> competitive<text:bookmark text:name="Q_9_3"/><text:bookmark text:name="Q_91"/><text:bookmark text:name="Questions"/> <text:s text:c="6"/><text:span text:style-name="T2">d- </text:span>competitor</text:p>
        </text:list-header>
      </text:list>
      <text:section text:style-name="Sect1" text:name="BottomNavBar">
        <text:list text:style-name="L11">
          <text:list-header>
            <text:p text:style-name="P13"/>
          </text:list-header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31T14:31:13.047000000</meta:creation-date>
    <meta:print-date>2017-10-31T16:58:23.193000000</meta:print-date>
    <dc:date>2025-11-20T10:27:04.716682302</dc:date>
    <meta:editing-duration>PT9M22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31" meta:word-count="329" meta:character-count="2202" meta:non-whitespace-character-count="1615"/>
  </office:meta>
</office:document-meta>
</file>